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CellRenderer.getPreferred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CellRenderer.getTableCellRendererComponent( JTable table , Object value , boolean isSelected , boolean hasFocus , int row , int colum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